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c0d4" officeooo:paragraph-rsid="0017c0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urrent Programming Project Proposal</text:p>
      <text:p text:style-name="P1">ECEN 4003</text:p>
      <text:p text:style-name="P1">Austin Glaser</text:p>
      <text:p text:style-name="P1">810-92-4163</text:p>
      <text:p text:style-name="P1"/>
      <text:p text:style-name="P1">For my concurrent programming project, I plan to implement a concurrent, wait-free hash table. I will do my implementation in C++, with the focus on benchmarking various methods for manual memory management.</text:p>
      <text:p text:style-name="P1"/>
      <text:p text:style-name="P1">The Boost library provides functionality for threading, thread-safe data structures, locks, and atomic registers. If time permits, I will also explore hardware-level atomic operations, and benchmark these against the provided data structures from Boo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4:11:46.961181120</meta:creation-date>
    <dc:date>2015-04-13T14:19:09.676858816</dc:date>
    <meta:editing-duration>P0D</meta:editing-duration>
    <meta:editing-cycles>1</meta:editing-cycles>
    <meta:document-statistic meta:table-count="0" meta:image-count="0" meta:object-count="0" meta:page-count="1" meta:paragraph-count="6" meta:word-count="75" meta:character-count="532" meta:non-whitespace-character-count="463"/>
    <meta:generator>LibreOffice/4.2.7.2$Linux_X86_64 LibreOffice_project/420m0$Build-2</meta:generator>
  </office:meta>
</office:document-meta>
</file>